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1cm" fo:min-width="2.16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05cm" fo:min-width="3.03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83cm" fo:min-width="2.44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02cm" fo:min-width="1.91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27cm" fo:min-width="2.45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365cm" fo:min-width="1.82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21cm" fo:min-width="2.17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374cm" fo:min-width="2.10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74cm" fo:min-width="1.69cm"/>
    </style:style>
    <style:style style:name="gr11" style:family="graphic" style:parent-style-name="standard">
      <style:graphic-properties draw:textarea-horizontal-align="justify" draw:textarea-vertical-align="middle" draw:auto-grow-height="false" fo:min-height="2.105cm" fo:min-width="1.108cm"/>
    </style:style>
    <style:style style:name="gr12" style:family="graphic" style:parent-style-name="standard">
      <style:graphic-properties draw:textarea-horizontal-align="justify" draw:textarea-vertical-align="middle" draw:auto-grow-height="false" fo:min-height="2.141cm" fo:min-width="1.123cm"/>
    </style:style>
    <style:style style:name="gr1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4.988cm" fo:min-width="9.033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6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1.97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2.274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2.1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2.382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4.988cm" fo:min-width="26.777cm" fo:padding-top="0.176cm" fo:padding-bottom="0.176cm" fo:padding-left="0.301cm" fo:padding-right="0.301cm"/>
    </style:style>
    <style:style style:name="gr2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4.988cm" fo:min-width="16.363cm" fo:padding-top="0.176cm" fo:padding-bottom="0.176cm" fo:padding-left="0.301cm" fo:padding-right="0.30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374cm" fo:min-width="3.042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718cm" fo:min-width="0.61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font-size="13.8999996185303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start">
        <style:tab-stops/>
      </style:paragraph-properties>
    </style:style>
    <style:style style:name="P10" style:family="paragraph">
      <loext:graphic-properties draw:fill="none" draw:fill-color="#ffffff"/>
      <style:text-properties fo:font-size="6pt" style:font-size-asian="18pt" style:font-size-complex="18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fo:font-size="13.8999996185303pt"/>
    </style:style>
    <style:style style:name="P13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3" draw:id="id13" draw:layer="layout" svg:width="2.668cm" svg:height="2.36cm" svg:x="2.08cm" svg:y="6.651cm">
          <text:p text:style-name="P1"><text:span text:style-name="T1"/></text:p>
          <text:p text:style-name="P1"><text:span text:style-name="T2">A</text:span><text:span text:style-name="T2">c</text:span><text:span text:style-name="T2">q</text:span><text:span text:style-name="T2">u</text:span><text:span text:style-name="T2">i</text:span><text:span text:style-name="T2">r</text:span><text:span text:style-name="T2">e</text:span><text:span text:style-name="T2"> </text:span><text:span text:style-name="T2">S</text:span><text:span text:style-name="T2">e</text:span><text:span text:style-name="T2">n</text:span><text:span text:style-name="T2">s</text:span><text:span text:style-name="T2">o</text:span><text:span text:style-name="T2">r</text:span><text:span text:style-name="T2">s</text:span></text:p>
          <text:p text:style-name="P1"><text:span text:style-name="T3">A</text:span><text:span text:style-name="T3">S</text:span></text:p>
          <text:p text:style-name="P1"><text:span text:style-name="T4"/></text:p>
          <text:p text:style-name="P1"><text:span text:style-name="T5">s</text:span><text:span text:style-name="T5">t</text:span><text:span text:style-name="T5">_</text:span><text:span text:style-name="T5">a</text:span><text:span text:style-name="T5">c</text:span><text:span text:style-name="T5">q</text:span><text:span text:style-name="T5">u</text:span><text:span text:style-name="T5">i</text:span><text:span text:style-name="T5">r</text:span><text:span text:style-name="T5">e</text:span><text:span text:style-name="T5">_</text:span><text:span text:style-name="T5">s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text:span text:style-name="T5">.</text:span><text:span text:style-name="T5">h</text:span></text:p>
          <text:p text:style-name="P1"><text:span text:style-name="T5">C</text:span><text:span text:style-name="T5">l</text:span><text:span text:style-name="T5">a</text:span><text:span text:style-name="T5">s</text:span><text:span text:style-name="T5">s</text:span><text:span text:style-name="T5"> </text:span><text:span text:style-name="T5">S</text:span><text:span text:style-name="T5">t</text:span><text:span text:style-name="T5">A</text:span><text:span text:style-name="T5">c</text:span><text:span text:style-name="T5">q</text:span><text:span text:style-name="T5">u</text:span><text:span text:style-name="T5">i</text:span><text:span text:style-name="T5">r</text:span><text:span text:style-name="T5">e</text:span><text:span text:style-name="T5">S</text:span><text:span text:style-name="T5">e</text:span><text:span text:style-name="T5">n</text:span><text:span text:style-name="T5">s</text:span><text:span text:style-name="T5">o</text:span><text:span text:style-name="T5">r</text:span><text:span text:style-name="T5">s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536cm" svg:height="2.355cm" svg:x="5.384cm" svg:y="6.655cm">
          <text:p text:style-name="P1"><text:span text:style-name="T2">Navigate to Waypoints X</text:span></text:p>
          <text:p text:style-name="P1"><text:span text:style-name="T3">NWx</text:span></text:p>
          <text:p text:style-name="P3"><text:span text:style-name="T4"/></text:p>
          <text:p text:style-name="P1"><text:span text:style-name="T5">st_navigate_to_waypoints_x.h</text:span></text:p>
          <text:p text:style-name="P1"><text:span text:style-name="T5">Class StNavigateToWaypoints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941cm" svg:height="2.333cm" svg:x="20.508cm" svg:y="6.678cm">
          <text:p text:style-name="P1"><text:span text:style-name="T2">R</text:span><text:span text:style-name="T2">o</text:span><text:span text:style-name="T2">t</text:span><text:span text:style-name="T2">a</text:span><text:span text:style-name="T2">t</text:span><text:span text:style-name="T2">e</text:span><text:span text:style-name="T2"> </text:span><text:span text:style-name="T2">1</text:span></text:p>
          <text:p text:style-name="P1"><text:span text:style-name="T3">R</text:span><text:span text:style-name="T3">D</text:span><text:span text:style-name="T3">1</text:span><text:span text:style-name="T3">(</text:span><text:span text:style-name="T3">3</text:span><text:span text:style-name="T3">6</text:span><text:span text:style-name="T3">0</text:span><text:span text:style-name="T3">)</text:span></text:p>
          <text:p text:style-name="P1"><text:span text:style-name="T4"/></text:p>
          <text:p text:style-name="P1"><text:span text:style-name="T5">s</text:span><text:span text:style-name="T5">t</text:span><text:span text:style-name="T5">_</text:span><text:span text:style-name="T5">r</text:span><text:span text:style-name="T5">o</text:span><text:span text:style-name="T5">t</text:span><text:span text:style-name="T5">a</text:span><text:span text:style-name="T5">t</text:span><text:span text:style-name="T5">e</text:span><text:span text:style-name="T5">_</text:span><text:span text:style-name="T5">1</text:span><text:span text:style-name="T5">.</text:span><text:span text:style-name="T5">h</text:span></text:p>
          <text:p text:style-name="P1"><text:span text:style-name="T5">C</text:span><text:span text:style-name="T5">l</text:span><text:span text:style-name="T5">a</text:span><text:span text:style-name="T5">s</text:span><text:span text:style-name="T5">s</text:span><text:span text:style-name="T5"> </text:span><text:span text:style-name="T5">S</text:span><text:span text:style-name="T5">t</text:span><text:span text:style-name="T5">R</text:span><text:span text:style-name="T5">o</text:span><text:span text:style-name="T5">t</text:span><text:span text:style-name="T5">a</text:span><text:span text:style-name="T5">t</text:span><text:span text:style-name="T5">e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418cm" svg:height="2.452cm" svg:x="23.975cm" svg:y="6.636cm">
          <text:p text:style-name="P1"><text:span text:style-name="T2">Forward 1</text:span></text:p>
          <text:p text:style-name="P1"><text:span text:style-name="T3">FW(1</text:span><text:span text:style-name="T3">0)</text:span></text:p>
          <text:p text:style-name="P1"><text:span text:style-name="T4"/></text:p>
          <text:p text:style-name="P1"><text:span text:style-name="T5">st_forward_1.h</text:span></text:p>
          <text:p text:style-name="P1"><text:span text:style-name="T5">Class </text:span><text:span text:style-name="T5">StForward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2.953cm" svg:height="2.377cm" svg:x="26.981cm" svg:y="6.692cm">
          <text:p text:style-name="P1"><text:span text:style-name="T2">Rotate 2</text:span></text:p>
          <text:p text:style-name="P1"><text:span text:style-name="T3">RD1(</text:span><text:span text:style-name="T3">360)</text:span></text:p>
          <text:p text:style-name="P1"><text:span text:style-name="T4"/></text:p>
          <text:p text:style-name="P1"><text:span text:style-name="T5">st_rotate_2.h</text:span></text:p>
          <text:p text:style-name="P1"><text:span text:style-name="T5">Class </text:span><text:span text:style-name="T5">StRotate2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3.449cm" svg:y1="7.844cm" svg:x2="23.975cm" svg:y2="7.862cm" draw:start-shape="id1" draw:start-glue-point="1" draw:end-shape="id2" draw:end-glue-point="3" svg:d="M23449 7844h263v18h263" svg:viewBox="0 0 527 19">
          <text:p/>
        </draw:connector>
        <draw:connector draw:style-name="gr6" draw:text-style-name="P4" draw:layer="layout" svg:x1="26.393cm" svg:y1="7.862cm" svg:x2="26.981cm" svg:y2="7.88cm" draw:start-shape="id2" draw:start-glue-point="1" draw:end-shape="id3" draw:end-glue-point="3" svg:d="M26393 7862h294v18h294" svg:viewBox="0 0 589 19">
          <text:p/>
        </draw:connector>
        <draw:custom-shape draw:style-name="gr7" draw:text-style-name="P2" xml:id="id4" draw:id="id4" draw:layer="layout" svg:width="2.326cm" svg:height="2.615cm" svg:x="20.596cm" svg:y="12.34cm">
          <text:p text:style-name="P1"><text:span text:style-name="T2">Reverse 1</text:span></text:p>
          <text:p text:style-name="P1"><text:span text:style-name="T3">RV(10)</text:span></text:p>
          <text:p text:style-name="P1"><text:span text:style-name="T4"/></text:p>
          <text:p text:style-name="P1"><text:span text:style-name="T5">st_reverse_1.h</text:span></text:p>
          <text:p text:style-name="P1"><text:span text:style-name="T5">Class StReverse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2.676cm" svg:height="2.46cm" svg:x="23.51cm" svg:y="12.417cm">
          <text:p text:style-name="P1"><text:span text:style-name="T2">Rotate 3</text:span></text:p>
          <text:p text:style-name="P1"><text:span text:style-name="T3">RD1(180)</text:span></text:p>
          <text:p text:style-name="P1"><text:span text:style-name="T4"/></text:p>
          <text:p text:style-name="P1"><text:span text:style-name="T5">st_rotate_3.h</text:span></text:p>
          <text:p text:style-name="P1"><text:span text:style-name="T5">Class StRotate3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922cm" svg:y1="13.647cm" svg:x2="23.51cm" svg:y2="13.647cm" draw:start-shape="id4" draw:start-glue-point="1" draw:end-shape="id5" draw:end-glue-point="3" svg:d="M22922 13647h588" svg:viewBox="0 0 589 1">
          <text:p/>
        </draw:connector>
        <draw:custom-shape draw:style-name="gr9" draw:text-style-name="P2" xml:id="id6" draw:id="id6" draw:layer="layout" svg:width="2.609cm" svg:height="2.624cm" svg:x="20.467cm" svg:y="18.313cm">
          <text:p text:style-name="P1"><text:span text:style-name="T2">Rotate 4</text:span></text:p>
          <text:p text:style-name="P1"><text:span text:style-name="T3">RD1(720)</text:span></text:p>
          <text:p text:style-name="P1"><text:span text:style-name="T4"/></text:p>
          <text:p text:style-name="P1"><text:span text:style-name="T5">st_rotate_4.h</text:span></text:p>
          <text:p text:style-name="P1"><text:span text:style-name="T5">Class StRotate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2.19cm" svg:height="2.624cm" svg:x="23.634cm" svg:y="18.313cm">
          <text:p text:style-name="P1"><text:span text:style-name="T2">Reverse 2</text:span></text:p>
          <text:p text:style-name="P1"><text:span text:style-name="T3">RV(50)</text:span></text:p>
          <text:p text:style-name="P1"><text:span text:style-name="T4"/></text:p>
          <text:p text:style-name="P1"><text:span text:style-name="T5">st_reverse_2.h</text:span></text:p>
          <text:p text:style-name="P1"><text:span text:style-name="T5">Class StReverse2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3.076cm" svg:y1="19.625cm" svg:x2="23.634cm" svg:y2="19.625cm" draw:start-shape="id6" draw:start-glue-point="1" draw:end-shape="id7" draw:end-glue-point="3" svg:d="M23076 19625h558" svg:viewBox="0 0 559 1">
          <text:p/>
        </draw:connector>
        <draw:custom-shape draw:style-name="gr11" draw:text-style-name="P6" xml:id="id8" draw:id="id8" draw:layer="layout" svg:width="1.608cm" svg:height="2.355cm" svg:x="3.564cm" svg:y="10.394cm">
          <text:p text:style-name="P5"><text:span text:style-name="T2">Waypoints</text:span></text:p>
          <text:p text:style-name="P5"><text:span text:style-name="T2"/></text:p>
          <text:p text:style-name="P5"><text:span text:style-name="T2">- <text:s/>(120,15)</text:span></text:p>
          <text:p text:style-name="P5"><text:span text:style-name="T2">- <text:s/>(160,24)</text:span></text:p>
          <text:p text:style-name="P5"><text:span text:style-name="T2">- <text:s/>(224,88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21" draw:id="id21" draw:layer="layout" svg:width="1.623cm" svg:height="2.391cm" svg:x="5.596cm" svg:y="10.358cm">
          <text:p text:style-name="P5"><text:span text:style-name="T2">Transitions</text:span></text:p>
          <text:p text:style-name="P5"><text:span text:style-name="T2"/></text:p>
          <text:p text:style-name="P5"><text:span text:style-name="T2">- <text:s/>(SS1)</text:span></text:p>
          <text:p text:style-name="P5"><text:span text:style-name="T2">- <text:s/>(SS2)</text:span></text:p>
          <text:p text:style-name="P5"><text:span text:style-name="T2">- <text:s/>(SS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xml:id="id22" draw:id="id22" draw:layer="layout" svg:x1="4.368cm" svg:y1="10.394cm" svg:x2="4.368cm" svg:y2="10.394cm" draw:start-shape="id8" draw:start-glue-point="0" draw:end-shape="id8" draw:end-glue-point="0" svg:d="M4368 10394z" svg:viewBox="0 0 1 1">
          <text:p/>
        </draw:connector>
        <draw:connector draw:style-name="gr6" draw:text-style-name="P4" draw:layer="layout" draw:line-skew="0cm -2.343cm" svg:x1="29.934cm" svg:y1="7.88cm" svg:x2="7.152cm" svg:y2="6.655cm" draw:start-shape="id3" draw:start-glue-point="1" draw:end-shape="id9" draw:end-glue-point="0" svg:d="M29934 7880h500v-4070h-23282v2845" svg:viewBox="0 0 23283 4071">
          <text:p/>
        </draw:connector>
        <draw:connector draw:style-name="gr6" draw:text-style-name="P4" draw:layer="layout" draw:line-skew="4.323cm -2.597cm" svg:x1="26.186cm" svg:y1="13.647cm" svg:x2="7.152cm" svg:y2="6.655cm" draw:start-shape="id5" draw:start-glue-point="1" draw:end-shape="id9" draw:end-glue-point="0" svg:d="M26186 13647h4824v-10091h-23858v3099" svg:viewBox="0 0 23859 10092">
          <text:p/>
        </draw:connector>
        <draw:g xml:id="id14" draw:id="id14">
          <draw:custom-shape draw:style-name="gr13" draw:text-style-name="P7" draw:layer="layout" svg:width="9.635cm" svg:height="5.34cm" svg:x="10.261cm" svg:y="5.17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5.407cm" svg:height="1.476cm" svg:x="10.281cm" svg:y="5.27cm">
            <draw:text-box>
              <text:p><text:span text:style-name="T2">Radial Pattern </text:span><text:span text:style-name="T2">1 </text:span></text:p>
              <text:p><text:span text:style-name="T3">SS1</text:span></text:p>
            </draw:text-box>
          </draw:frame>
          <draw:custom-shape draw:style-name="gr15" draw:text-style-name="P9" xml:id="id10" draw:id="id10" draw:layer="layout" svg:width="2.479cm" svg:height="2.404cm" svg:x="10.559cm" svg:y="6.543cm">
            <text:p text:style-name="P1"><text:span text:style-name="T2">R</text:span><text:span text:style-name="T2">a</text:span><text:span text:style-name="T2">d</text:span><text:span text:style-name="T2">i</text:span><text:span text:style-name="T2">a</text:span><text:span text:style-name="T2">l </text:span><text:span text:style-name="T2">R</text:span><text:span text:style-name="T2">o</text:span><text:span text:style-name="T2">t</text:span><text:span text:style-name="T2">a</text:span><text:span text:style-name="T2">t</text:span><text:span text:style-name="T2">e</text:span></text:p>
            <text:p text:style-name="P1"><text:span text:style-name="T3">R</text:span><text:span text:style-name="T3">D</text:span><text:span text:style-name="T3">2</text:span></text:p>
            <text:p text:style-name="P1"/>
            <text:p text:style-name="P1"><text:span text:style-name="T5">s</text:span><text:span text:style-name="T5">s</text:span><text:span text:style-name="T5">r</text:span><text:span text:style-name="T5">_</text:span><text:span text:style-name="T5">r</text:span><text:span text:style-name="T5">a</text:span><text:span text:style-name="T5">d</text:span><text:span text:style-name="T5">i</text:span><text:span text:style-name="T5">a</text:span><text:span text:style-name="T5">l</text:span><text:span text:style-name="T5">_</text:span><text:span text:style-name="T5">r</text:span><text:span text:style-name="T5">o</text:span><text:span text:style-name="T5">t</text:span><text:span text:style-name="T5">a</text:span><text:span text:style-name="T5">t</text:span><text:span text:style-name="T5">e</text:span><text:span text:style-name="T5">.</text:span><text:span text:style-name="T5">h</text:span></text:p>
            <text:p text:style-name="P1"><text:span text:style-name="T5">C</text:span><text:span text:style-name="T5">l</text:span><text:span text:style-name="T5">a</text:span><text:span text:style-name="T5">s</text:span><text:span text:style-name="T5">s </text:span><text:span text:style-name="T5">S</text:span><text:span text:style-name="T5">s</text:span><text:span text:style-name="T5">r</text:span><text:span text:style-name="T5">R</text:span><text:span text:style-name="T5">a</text:span><text:span text:style-name="T5">d</text:span><text:span text:style-name="T5">i</text:span><text:span text:style-name="T5">a</text:span><text:span text:style-name="T5">l</text:span><text:span text:style-name="T5">R</text:span><text:span text:style-name="T5">o</text:span><text:span text:style-name="T5">t</text:span><text:span text:style-name="T5">a</text:span><text:span text:style-name="T5">t</text:span><text:span text:style-name="T5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9" xml:id="id11" draw:id="id11" draw:layer="layout" svg:width="2.774cm" svg:height="2.404cm" svg:x="13.62cm" svg:y="6.543cm">
            <text:p text:style-name="P1"><text:span text:style-name="T2">Radial End Point</text:span></text:p>
            <text:p text:style-name="P1"><text:span text:style-name="T3">RE</text:span></text:p>
            <text:p text:style-name="P1"/>
            <text:p text:style-name="P1"><text:span text:style-name="T5">ssr_radial_end_point.h</text:span></text:p>
            <text:p text:style-name="P1"><text:span text:style-name="T5">Class SsrRadialEndPoi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9" xml:id="id12" draw:id="id12" draw:layer="layout" svg:width="2.626cm" svg:height="2.404cm" svg:x="16.954cm" svg:y="6.543cm">
            <text:p text:style-name="P1"><text:span text:style-name="T2">R</text:span><text:span text:style-name="T2">a</text:span><text:span text:style-name="T2">d</text:span><text:span text:style-name="T2">i</text:span><text:span text:style-name="T2">a</text:span><text:span text:style-name="T2">l </text:span><text:span text:style-name="T2">R</text:span><text:span text:style-name="T2">e</text:span><text:span text:style-name="T2">t</text:span><text:span text:style-name="T2">u</text:span><text:span text:style-name="T2">r</text:span><text:span text:style-name="T2">n</text:span></text:p>
            <text:p text:style-name="P1"><text:span text:style-name="T3">R</text:span><text:span text:style-name="T3">R</text:span></text:p>
            <text:p text:style-name="P1"/>
            <text:p text:style-name="P1"><text:span text:style-name="T5">s</text:span><text:span text:style-name="T5">s</text:span><text:span text:style-name="T5">r</text:span><text:span text:style-name="T5">_</text:span><text:span text:style-name="T5">r</text:span><text:span text:style-name="T5">a</text:span><text:span text:style-name="T5">d</text:span><text:span text:style-name="T5">i</text:span><text:span text:style-name="T5">a</text:span><text:span text:style-name="T5">l</text:span><text:span text:style-name="T5">_</text:span><text:span text:style-name="T5">r</text:span><text:span text:style-name="T5">e</text:span><text:span text:style-name="T5">t</text:span><text:span text:style-name="T5">u</text:span><text:span text:style-name="T5">r</text:span><text:span text:style-name="T5">n</text:span><text:span text:style-name="T5">.</text:span><text:span text:style-name="T5">h</text:span></text:p>
            <text:p text:style-name="P1"><text:span text:style-name="T5">C</text:span><text:span text:style-name="T5">l</text:span><text:span text:style-name="T5">a</text:span><text:span text:style-name="T5">s</text:span><text:span text:style-name="T5">s</text:span><text:span text:style-name="T5"> </text:span><text:span text:style-name="T5">S</text:span><text:span text:style-name="T5">s</text:span><text:span text:style-name="T5">r</text:span><text:span text:style-name="T5">R</text:span><text:span text:style-name="T5">a</text:span><text:span text:style-name="T5">d</text:span><text:span text:style-name="T5">i</text:span><text:span text:style-name="T5">a</text:span><text:span text:style-name="T5">l</text:span><text:span text:style-name="T5">R</text:span><text:span text:style-name="T5">e</text:span><text:span text:style-name="T5">t</text:span><text:span text:style-name="T5">u</text:span><text:span text:style-name="T5">r</text:span><text:span text:style-name="T5">n</text:span></text:p>
            <draw:enhanced-geometry svg:viewBox="0 0 21600 21600" draw:type="rectangle" draw:enhanced-path="M 0 0 L 21600 0 21600 21600 0 21600 0 0 Z N"/>
          </draw:custom-shape>
          <draw:connector draw:style-name="gr6" draw:text-style-name="P4" draw:layer="layout" svg:x1="13.038cm" svg:y1="7.745cm" svg:x2="13.62cm" svg:y2="7.745cm" draw:start-shape="id10" draw:start-glue-point="1" draw:end-shape="id11" draw:end-glue-point="3" svg:d="M13038 7745h582" svg:viewBox="0 0 583 1">
            <text:p/>
          </draw:connector>
          <draw:connector draw:style-name="gr6" draw:text-style-name="P4" draw:layer="layout" svg:x1="16.394cm" svg:y1="7.745cm" svg:x2="16.954cm" svg:y2="7.745cm" draw:start-shape="id11" draw:start-glue-point="1" draw:end-shape="id12" draw:end-glue-point="3" svg:d="M16394 7745h560" svg:viewBox="0 0 561 1">
            <text:p/>
          </draw:connector>
          <draw:connector draw:style-name="gr6" draw:text-style-name="P4" draw:layer="layout" draw:line-skew="0.048cm" svg:x1="18.267cm" svg:y1="8.947cm" svg:x2="11.798cm" svg:y2="8.947cm" draw:start-shape="id12" draw:start-glue-point="2" draw:end-shape="id10" svg:d="M18267 8947v549h-6469v-549" svg:viewBox="0 0 6470 550">
            <text:p/>
          </draw:connector>
          <draw:frame draw:style-name="gr18" draw:text-style-name="P10" draw:layer="layout" svg:width="2.882cm" svg:height="0.727cm" svg:x="10.305cm" svg:y="9.668cm">
            <draw:text-box>
              <text:p><text:span text:style-name="T5">ss</text:span><text:span text:style-name="T5">_r</text:span><text:span text:style-name="T5">ad</text:span><text:span text:style-name="T5">ial</text:span><text:span text:style-name="T5">_p</text:span><text:span text:style-name="T5">att</text:span><text:span text:style-name="T5">er</text:span><text:span text:style-name="T5">n_</text:span><text:span text:style-name="T5">1.</text:span><text:span text:style-name="T5">h</text:span></text:p>
              <text:p><text:span text:style-name="T5">Cl</text:span><text:span text:style-name="T5">as</text:span><text:span text:style-name="T5">s </text:span><text:span text:style-name="T5">Ss</text:span><text:span text:style-name="T5">R</text:span><text:span text:style-name="T5">ad</text:span><text:span text:style-name="T5">ial</text:span><text:span text:style-name="T5">Pa</text:span><text:span text:style-name="T5">tte</text:span><text:span text:style-name="T5">rn</text:span><text:span text:style-name="T5">1</text:span></text:p>
            </draw:text-box>
          </draw:frame>
        </draw:g>
        <draw:connector draw:style-name="gr6" draw:text-style-name="P4" draw:layer="layout" svg:x1="4.748cm" svg:y1="7.831cm" svg:x2="5.384cm" svg:y2="7.832cm" draw:start-shape="id13" draw:start-glue-point="1" draw:end-shape="id9" draw:end-glue-point="3" svg:d="M4748 7831h318v1h318" svg:viewBox="0 0 637 2">
          <text:p/>
        </draw:connector>
        <draw:connector draw:style-name="gr6" draw:text-style-name="P4" draw:layer="layout" svg:x1="20.015cm" svg:y1="13.663cm" svg:x2="20.596cm" svg:y2="13.647cm" draw:end-shape="id4" draw:end-glue-point="3" svg:d="M20015 13663h40v-16h541" svg:viewBox="0 0 582 17">
          <text:p/>
        </draw:connector>
        <draw:connector draw:style-name="gr6" draw:text-style-name="P4" draw:layer="layout" svg:x1="19.896cm" svg:y1="7.842cm" svg:x2="20.508cm" svg:y2="7.844cm" draw:start-shape="id14" draw:start-glue-point="1" draw:end-shape="id1" draw:end-glue-point="3" svg:d="M19896 7842h330v2h282" svg:viewBox="0 0 613 3">
          <text:p/>
        </draw:connector>
        <draw:connector draw:style-name="gr6" draw:text-style-name="P4" draw:layer="layout" svg:x1="19.915cm" svg:y1="19.713cm" svg:x2="20.467cm" svg:y2="19.625cm" draw:end-shape="id6" draw:end-glue-point="3" svg:d="M19915 19713h25v-88h527" svg:viewBox="0 0 553 89">
          <text:p/>
        </draw:connector>
        <draw:g xml:id="id23" draw:id="id23">
          <draw:custom-shape draw:style-name="gr13" draw:text-style-name="P7" draw:layer="layout" svg:width="9.635cm" svg:height="5.34cm" svg:x="10.261cm" svg:y="11.07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5.407cm" svg:height="1.476cm" svg:x="10.281cm" svg:y="11.17cm">
            <draw:text-box>
              <text:p><text:span text:style-name="T2">Radial Pattern </text:span><text:span text:style-name="T2">2 </text:span></text:p>
              <text:p><text:span text:style-name="T3">SS2</text:span></text:p>
            </draw:text-box>
          </draw:frame>
          <draw:custom-shape draw:style-name="gr15" draw:text-style-name="P9" xml:id="id15" draw:id="id15" draw:layer="layout" svg:width="2.479cm" svg:height="2.404cm" svg:x="10.559cm" svg:y="12.443cm">
            <text:p text:style-name="P1"><text:span text:style-name="T2">Radial Rotate</text:span></text:p>
            <text:p text:style-name="P1"><text:span text:style-name="T3">RD2</text:span></text:p>
            <text:p text:style-name="P1"/>
            <text:p text:style-name="P1"><text:span text:style-name="T5">ssr_radial_rotate.h</text:span></text:p>
            <text:p text:style-name="P1"><text:span text:style-name="T5">Class SsrRadialRotat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9" xml:id="id16" draw:id="id16" draw:layer="layout" svg:width="2.774cm" svg:height="2.404cm" svg:x="13.62cm" svg:y="12.443cm">
            <text:p text:style-name="P1"><text:span text:style-name="T2">Radial End Point</text:span></text:p>
            <text:p text:style-name="P1"><text:span text:style-name="T3">RE</text:span></text:p>
            <text:p text:style-name="P1"/>
            <text:p text:style-name="P1"><text:span text:style-name="T5">ssr_radial_end_point.h</text:span></text:p>
            <text:p text:style-name="P1"><text:span text:style-name="T5">Class SsrRadialEndPoi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9" xml:id="id17" draw:id="id17" draw:layer="layout" svg:width="2.626cm" svg:height="2.404cm" svg:x="16.954cm" svg:y="12.443cm">
            <text:p text:style-name="P1"><text:span text:style-name="T2">Radial Return</text:span></text:p>
            <text:p text:style-name="P1"><text:span text:style-name="T3">RR</text:span></text:p>
            <text:p text:style-name="P1"/>
            <text:p text:style-name="P1"><text:span text:style-name="T5">ssr_radial_return.h</text:span></text:p>
            <text:p text:style-name="P1"><text:span text:style-name="T5">Class SsrRadialReturn</text:span></text:p>
            <draw:enhanced-geometry svg:viewBox="0 0 21600 21600" draw:type="rectangle" draw:enhanced-path="M 0 0 L 21600 0 21600 21600 0 21600 0 0 Z N"/>
          </draw:custom-shape>
          <draw:connector draw:style-name="gr6" draw:text-style-name="P4" draw:layer="layout" svg:x1="13.038cm" svg:y1="13.645cm" svg:x2="13.62cm" svg:y2="13.645cm" draw:start-shape="id15" draw:start-glue-point="1" draw:end-shape="id16" draw:end-glue-point="3" svg:d="M13038 13645h582" svg:viewBox="0 0 583 1">
            <text:p/>
          </draw:connector>
          <draw:connector draw:style-name="gr6" draw:text-style-name="P4" draw:layer="layout" svg:x1="16.394cm" svg:y1="13.645cm" svg:x2="16.954cm" svg:y2="13.645cm" draw:start-shape="id16" draw:start-glue-point="1" draw:end-shape="id17" draw:end-glue-point="3" svg:d="M16394 13645h560" svg:viewBox="0 0 561 1">
            <text:p/>
          </draw:connector>
          <draw:connector draw:style-name="gr6" draw:text-style-name="P4" draw:layer="layout" draw:line-skew="0.048cm" svg:x1="18.267cm" svg:y1="14.847cm" svg:x2="11.798cm" svg:y2="14.847cm" draw:start-shape="id17" draw:start-glue-point="2" draw:end-shape="id15" svg:d="M18267 14847v549h-6469v-549" svg:viewBox="0 0 6470 550">
            <text:p/>
          </draw:connector>
          <draw:frame draw:style-name="gr18" draw:text-style-name="P10" draw:layer="layout" svg:width="2.882cm" svg:height="0.727cm" svg:x="10.305cm" svg:y="15.568cm">
            <draw:text-box>
              <text:p><text:span text:style-name="T5">ss_radial_pattern_2.h</text:span></text:p>
              <text:p><text:span text:style-name="T5">Class SsRadialPattern2</text:span></text:p>
            </draw:text-box>
          </draw:frame>
        </draw:g>
        <draw:g xml:id="id24" draw:id="id24">
          <draw:custom-shape draw:style-name="gr13" draw:text-style-name="P7" draw:layer="layout" svg:width="9.635cm" svg:height="5.34cm" svg:x="10.261cm" svg:y="17.07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5.407cm" svg:height="1.476cm" svg:x="10.281cm" svg:y="17.17cm">
            <draw:text-box>
              <text:p><text:span text:style-name="T2">Radial Pattern </text:span><text:span text:style-name="T2">3 </text:span></text:p>
              <text:p><text:span text:style-name="T3">SS3</text:span></text:p>
            </draw:text-box>
          </draw:frame>
          <draw:custom-shape draw:style-name="gr15" draw:text-style-name="P9" xml:id="id18" draw:id="id18" draw:layer="layout" svg:width="2.479cm" svg:height="2.404cm" svg:x="10.559cm" svg:y="18.443cm">
            <text:p text:style-name="P1"><text:span text:style-name="T2">Radial Rotate</text:span></text:p>
            <text:p text:style-name="P1"><text:span text:style-name="T3">RD2</text:span></text:p>
            <text:p text:style-name="P1"/>
            <text:p text:style-name="P1"><text:span text:style-name="T5">ssr_radial_rotate.h</text:span></text:p>
            <text:p text:style-name="P1"><text:span text:style-name="T5">Class SsrRadialRotat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9" xml:id="id19" draw:id="id19" draw:layer="layout" svg:width="2.774cm" svg:height="2.404cm" svg:x="13.62cm" svg:y="18.443cm">
            <text:p text:style-name="P1"><text:span text:style-name="T2">Radial End Point</text:span></text:p>
            <text:p text:style-name="P1"><text:span text:style-name="T3">RE</text:span></text:p>
            <text:p text:style-name="P1"/>
            <text:p text:style-name="P1"><text:span text:style-name="T5">ssr_radial_end_point.h</text:span></text:p>
            <text:p text:style-name="P1"><text:span text:style-name="T5">Class SsrRadialEndPoi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9" xml:id="id20" draw:id="id20" draw:layer="layout" svg:width="2.626cm" svg:height="2.404cm" svg:x="16.954cm" svg:y="18.443cm">
            <text:p text:style-name="P1"><text:span text:style-name="T2">Radial Return</text:span></text:p>
            <text:p text:style-name="P1"><text:span text:style-name="T3">RR</text:span></text:p>
            <text:p text:style-name="P1"/>
            <text:p text:style-name="P1"><text:span text:style-name="T5">ssr_radial_return.h</text:span></text:p>
            <text:p text:style-name="P1"><text:span text:style-name="T5">Class SsrRadialReturn</text:span></text:p>
            <draw:enhanced-geometry svg:viewBox="0 0 21600 21600" draw:type="rectangle" draw:enhanced-path="M 0 0 L 21600 0 21600 21600 0 21600 0 0 Z N"/>
          </draw:custom-shape>
          <draw:connector draw:style-name="gr6" draw:text-style-name="P4" draw:layer="layout" svg:x1="13.038cm" svg:y1="19.645cm" svg:x2="13.62cm" svg:y2="19.645cm" draw:start-shape="id18" draw:start-glue-point="1" draw:end-shape="id19" draw:end-glue-point="3" svg:d="M13038 19645h582" svg:viewBox="0 0 583 1">
            <text:p/>
          </draw:connector>
          <draw:connector draw:style-name="gr6" draw:text-style-name="P4" draw:layer="layout" svg:x1="16.394cm" svg:y1="19.645cm" svg:x2="16.954cm" svg:y2="19.645cm" draw:start-shape="id19" draw:start-glue-point="1" draw:end-shape="id20" draw:end-glue-point="3" svg:d="M16394 19645h560" svg:viewBox="0 0 561 1">
            <text:p/>
          </draw:connector>
          <draw:connector draw:style-name="gr6" draw:text-style-name="P4" draw:layer="layout" draw:line-skew="0.048cm" svg:x1="18.267cm" svg:y1="20.847cm" svg:x2="11.798cm" svg:y2="20.847cm" draw:start-shape="id20" draw:start-glue-point="2" draw:end-shape="id18" svg:d="M18267 20847v549h-6469v-549" svg:viewBox="0 0 6470 550">
            <text:p/>
          </draw:connector>
          <draw:frame draw:style-name="gr18" draw:text-style-name="P10" draw:layer="layout" svg:width="2.882cm" svg:height="0.727cm" svg:x="10.305cm" svg:y="21.568cm">
            <draw:text-box>
              <text:p><text:span text:style-name="T5">ss_radial_pattern_3.h</text:span></text:p>
              <text:p><text:span text:style-name="T5">Class </text:span><text:span text:style-name="T5">SsRadialPattern3</text:span></text:p>
            </draw:text-box>
          </draw:frame>
        </draw:g>
        <draw:connector draw:style-name="gr19" draw:text-style-name="P5" draw:layer="layout" svg:x1="6.407cm" svg:y1="10.358cm" svg:x2="7.152cm" svg:y2="9.01cm" draw:start-shape="id21" draw:start-glue-point="0" draw:end-shape="id9" draw:end-glue-point="2" svg:d="M6407 10358v-675h745v-673" svg:viewBox="0 0 746 1349">
          <text:p/>
        </draw:connector>
        <draw:connector draw:style-name="gr19" draw:text-style-name="P5" draw:layer="layout" svg:x1="4.368cm" svg:y1="10.394cm" svg:x2="7.152cm" svg:y2="9.01cm" draw:start-shape="id22" draw:start-glue-point="0" draw:end-shape="id9" draw:end-glue-point="2" svg:d="M4368 10394v-692h2784v-692" svg:viewBox="0 0 2785 1385">
          <text:p/>
        </draw:connector>
        <draw:connector draw:style-name="gr6" draw:text-style-name="P4" draw:layer="layout" svg:x1="8.92cm" svg:y1="7.832cm" svg:x2="10.261cm" svg:y2="7.842cm" draw:start-shape="id9" draw:start-glue-point="1" draw:end-shape="id14" draw:end-glue-point="3" svg:d="M8920 7832h645v10h696" svg:viewBox="0 0 1342 11">
          <text:p/>
        </draw:connector>
        <draw:connector draw:style-name="gr6" draw:text-style-name="P4" draw:layer="layout" svg:x1="8.92cm" svg:y1="7.832cm" svg:x2="10.261cm" svg:y2="13.742cm" draw:start-shape="id9" draw:start-glue-point="1" draw:end-shape="id23" draw:end-glue-point="3" svg:d="M8920 7832h645v5910h696" svg:viewBox="0 0 1342 5911">
          <text:p/>
        </draw:connector>
        <draw:connector draw:style-name="gr6" draw:text-style-name="P4" draw:layer="layout" svg:x1="8.92cm" svg:y1="7.832cm" svg:x2="10.261cm" svg:y2="19.742cm" draw:start-shape="id9" draw:start-glue-point="1" draw:end-shape="id24" draw:end-glue-point="3" svg:d="M8920 7832h645v11910h696" svg:viewBox="0 0 1342 11911">
          <text:p/>
        </draw:connector>
        <draw:connector draw:style-name="gr6" draw:text-style-name="P4" draw:layer="layout" svg:x1="19.889cm" svg:y1="31.713cm" svg:x2="20.441cm" svg:y2="31.625cm" svg:d="M19889 31713h25v-88h527" svg:viewBox="0 0 553 89">
          <text:p/>
        </draw:connector>
        <draw:custom-shape draw:style-name="gr20" draw:text-style-name="P7" xml:id="id42" draw:id="id42" draw:layer="layout" svg:width="27.379cm" svg:height="5.34cm" svg:x="10.235cm" svg:y="29.072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407cm" svg:height="1.476cm" svg:x="10.255cm" svg:y="29.17cm">
          <draw:text-box>
            <text:p><text:span text:style-name="T2">Radial Pattern 3 </text:span></text:p>
            <text:p><text:span text:style-name="T3">SS3</text:span></text:p>
          </draw:text-box>
        </draw:frame>
        <draw:custom-shape draw:style-name="gr15" draw:text-style-name="P9" xml:id="id25" draw:id="id25" draw:layer="layout" svg:width="2.479cm" svg:height="2.404cm" svg:x="10.533cm" svg:y="30.443cm">
          <text:p text:style-name="P1"><text:span text:style-name="T2">Radial Rotate</text:span></text:p>
          <text:p text:style-name="P1"><text:span text:style-name="T3">RD2</text:span></text:p>
          <text:p text:style-name="P1"/>
          <text:p text:style-name="P1"><text:span text:style-name="T5">ssr_radial_rotate.h</text:span></text:p>
          <text:p text:style-name="P1"><text:span text:style-name="T5">Class SsrRadialRotate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26" draw:id="id26" draw:layer="layout" svg:width="2.774cm" svg:height="2.404cm" svg:x="13.594cm" svg:y="30.443cm">
          <text:p text:style-name="P1"><text:span text:style-name="T2">Radial End Point</text:span></text:p>
          <text:p text:style-name="P1"><text:span text:style-name="T3">RE</text:span></text:p>
          <text:p text:style-name="P1"/>
          <text:p text:style-name="P1"><text:span text:style-name="T5">ssr_radial_end_point.h</text:span></text:p>
          <text:p text:style-name="P1"><text:span text:style-name="T5">Class SsrRadialEndPoin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xml:id="id27" draw:id="id27" draw:layer="layout" svg:width="2.626cm" svg:height="2.404cm" svg:x="34.028cm" svg:y="30.443cm">
          <text:p text:style-name="P1"><text:span text:style-name="T2">Radial Return</text:span></text:p>
          <text:p text:style-name="P1"><text:span text:style-name="T3">RR</text:span></text:p>
          <text:p text:style-name="P1"/>
          <text:p text:style-name="P1"><text:span text:style-name="T5">ssr_radial_return.h</text:span></text:p>
          <text:p text:style-name="P1"><text:span text:style-name="T5">Class SsrRadialRetur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012cm" svg:y1="31.645cm" svg:x2="13.594cm" svg:y2="31.645cm" draw:start-shape="id25" draw:start-glue-point="1" draw:end-shape="id26" draw:end-glue-point="3" svg:d="M13012 31645h582" svg:viewBox="0 0 583 1">
          <text:p/>
        </draw:connector>
        <draw:connector draw:style-name="gr6" draw:text-style-name="P4" draw:layer="layout" draw:line-skew="0.048cm" svg:x1="35.341cm" svg:y1="32.847cm" svg:x2="11.772cm" svg:y2="32.847cm" draw:start-shape="id27" draw:start-glue-point="2" draw:end-shape="id25" svg:d="M35341 32847v549h-23569v-549" svg:viewBox="0 0 23570 550">
          <text:p/>
        </draw:connector>
        <draw:frame draw:style-name="gr18" draw:text-style-name="P10" draw:layer="layout" svg:width="2.882cm" svg:height="0.727cm" svg:x="10.279cm" svg:y="33.568cm">
          <draw:text-box>
            <text:p><text:span text:style-name="T5">ss_radial_pattern_3.h</text:span></text:p>
            <text:p><text:span text:style-name="T5">Class SsRadialPattern3</text:span></text:p>
          </draw:text-box>
        </draw:frame>
        <draw:custom-shape draw:style-name="gr16" draw:text-style-name="P9" xml:id="id31" draw:id="id31" draw:layer="layout" svg:width="2.774cm" svg:height="2.404cm" svg:x="16.994cm" svg:y="30.443cm">
          <text:p text:style-name="P1"><text:span text:style-name="T2">Radial End Point</text:span></text:p>
          <text:p text:style-name="P1"><text:span text:style-name="T3">RE</text:span></text:p>
          <text:p text:style-name="P1"/>
          <text:p text:style-name="P1"><text:span text:style-name="T5">ssr_radial_end_point.h</text:span></text:p>
          <text:p text:style-name="P1"><text:span text:style-name="T5">Class SsrRadialEndPoin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32" draw:id="id32" draw:layer="layout" svg:width="2.774cm" svg:height="2.404cm" svg:x="20.394cm" svg:y="30.443cm">
          <text:p text:style-name="P1"><text:span text:style-name="T2">Radial End Point</text:span></text:p>
          <text:p text:style-name="P1"><text:span text:style-name="T3">RE</text:span></text:p>
          <text:p text:style-name="P1"/>
          <text:p text:style-name="P1"><text:span text:style-name="T5">ssr_radial_end_point.h</text:span></text:p>
          <text:p text:style-name="P1"><text:span text:style-name="T5">Class SsrRadialEndPoin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33" draw:id="id33" draw:layer="layout" svg:width="2.774cm" svg:height="2.404cm" svg:x="23.794cm" svg:y="30.443cm">
          <text:p text:style-name="P1"><text:span text:style-name="T2">Radial End Point</text:span></text:p>
          <text:p text:style-name="P1"><text:span text:style-name="T3">RE</text:span></text:p>
          <text:p text:style-name="P1"/>
          <text:p text:style-name="P1"><text:span text:style-name="T5">ssr_radial_end_point.h</text:span></text:p>
          <text:p text:style-name="P1"><text:span text:style-name="T5">Class SsrRadialEndPoin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34" draw:id="id34" draw:layer="layout" svg:width="2.774cm" svg:height="2.404cm" svg:x="27.194cm" svg:y="30.443cm">
          <text:p text:style-name="P1"><text:span text:style-name="T2">Radial End Point</text:span></text:p>
          <text:p text:style-name="P1"><text:span text:style-name="T3">RE</text:span></text:p>
          <text:p text:style-name="P1"/>
          <text:p text:style-name="P1"><text:span text:style-name="T5">ssr_radial_end_point.h</text:span></text:p>
          <text:p text:style-name="P1"><text:span text:style-name="T5">Class SsrRadialEndPoin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9.889cm" svg:y1="25.713cm" svg:x2="20.441cm" svg:y2="25.625cm" svg:d="M19889 25713h25v-88h527" svg:viewBox="0 0 553 89">
          <text:p/>
        </draw:connector>
        <draw:custom-shape draw:style-name="gr21" draw:text-style-name="P7" xml:id="id44" draw:id="id44" draw:layer="layout" svg:width="16.965cm" svg:height="5.34cm" svg:x="10.235cm" svg:y="23.072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5.407cm" svg:height="1.476cm" svg:x="10.255cm" svg:y="23.17cm">
          <draw:text-box>
            <text:p><text:span text:style-name="T2">Ra</text:span><text:span text:style-name="T2">dial </text:span><text:span text:style-name="T2">Pat</text:span><text:span text:style-name="T2">ter</text:span><text:span text:style-name="T2">n 3 </text:span></text:p>
            <text:p><text:span text:style-name="T3">S</text:span><text:span text:style-name="T3">S</text:span><text:span text:style-name="T3">3</text:span></text:p>
          </draw:text-box>
        </draw:frame>
        <draw:custom-shape draw:style-name="gr15" draw:text-style-name="P9" xml:id="id28" draw:id="id28" draw:layer="layout" svg:width="2.479cm" svg:height="2.404cm" svg:x="10.533cm" svg:y="24.443cm">
          <text:p text:style-name="P1"><text:span text:style-name="T2">Radial Rotate</text:span></text:p>
          <text:p text:style-name="P1"><text:span text:style-name="T3">RD2</text:span></text:p>
          <text:p text:style-name="P1"/>
          <text:p text:style-name="P1"><text:span text:style-name="T5">ssr_radial_rotate.h</text:span></text:p>
          <text:p text:style-name="P1"><text:span text:style-name="T5">Class SsrRadialRotate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29" draw:id="id29" draw:layer="layout" svg:width="2.774cm" svg:height="2.404cm" svg:x="13.594cm" svg:y="24.443cm">
          <text:p text:style-name="P1"><text:span text:style-name="T2">Radial End Point</text:span></text:p>
          <text:p text:style-name="P1"><text:span text:style-name="T3">RE</text:span></text:p>
          <text:p text:style-name="P1"/>
          <text:p text:style-name="P1"><text:span text:style-name="T5">ssr_radial_end_point.h</text:span></text:p>
          <text:p text:style-name="P1"><text:span text:style-name="T5">Class SsrRadialEndPoin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xml:id="id30" draw:id="id30" draw:layer="layout" svg:width="2.626cm" svg:height="2.404cm" svg:x="23.828cm" svg:y="24.443cm">
          <text:p text:style-name="P1"><text:span text:style-name="T2">Radial Return</text:span></text:p>
          <text:p text:style-name="P1"><text:span text:style-name="T3">RR</text:span></text:p>
          <text:p text:style-name="P1"/>
          <text:p text:style-name="P1"><text:span text:style-name="T5">ssr_radial_return.h</text:span></text:p>
          <text:p text:style-name="P1"><text:span text:style-name="T5">Class SsrRadialRetur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012cm" svg:y1="25.645cm" svg:x2="13.594cm" svg:y2="25.645cm" draw:start-shape="id28" draw:start-glue-point="1" draw:end-shape="id29" draw:end-glue-point="3" svg:d="M13012 25645h582" svg:viewBox="0 0 583 1">
          <text:p/>
        </draw:connector>
        <draw:connector draw:style-name="gr6" draw:text-style-name="P4" draw:layer="layout" draw:line-skew="0.048cm" svg:x1="25.141cm" svg:y1="26.847cm" svg:x2="11.772cm" svg:y2="26.847cm" draw:start-shape="id30" draw:start-glue-point="2" draw:end-shape="id28" svg:d="M25141 26847v549h-13369v-549" svg:viewBox="0 0 13370 550">
          <text:p/>
        </draw:connector>
        <draw:frame draw:style-name="gr18" draw:text-style-name="P10" draw:layer="layout" svg:width="2.882cm" svg:height="0.727cm" svg:x="10.279cm" svg:y="27.568cm">
          <draw:text-box>
            <text:p><text:span text:style-name="T5">s</text:span><text:span text:style-name="T5">s</text:span><text:span text:style-name="T5">_</text:span><text:span text:style-name="T5">r</text:span><text:span text:style-name="T5">a</text:span><text:span text:style-name="T5">d</text:span><text:span text:style-name="T5">i</text:span><text:span text:style-name="T5">a</text:span><text:span text:style-name="T5">l</text:span><text:span text:style-name="T5">_</text:span><text:span text:style-name="T5">p</text:span><text:span text:style-name="T5">a</text:span><text:span text:style-name="T5">tt</text:span><text:span text:style-name="T5">e</text:span><text:span text:style-name="T5">r</text:span><text:span text:style-name="T5">n</text:span><text:span text:style-name="T5">_</text:span><text:span text:style-name="T5">3</text:span><text:span text:style-name="T5">.</text:span><text:span text:style-name="T5">h</text:span></text:p>
            <text:p><text:span text:style-name="T5">C</text:span><text:span text:style-name="T5">l</text:span><text:span text:style-name="T5">a</text:span><text:span text:style-name="T5">s</text:span><text:span text:style-name="T5">s </text:span><text:span text:style-name="T5">S</text:span><text:span text:style-name="T5">s</text:span><text:span text:style-name="T5">R</text:span><text:span text:style-name="T5">a</text:span><text:span text:style-name="T5">d</text:span><text:span text:style-name="T5">i</text:span><text:span text:style-name="T5">a</text:span><text:span text:style-name="T5">l</text:span><text:span text:style-name="T5">P</text:span><text:span text:style-name="T5">a</text:span><text:span text:style-name="T5">tt</text:span><text:span text:style-name="T5">e</text:span><text:span text:style-name="T5">r</text:span><text:span text:style-name="T5">n</text:span><text:span text:style-name="T5">3</text:span></text:p>
          </draw:text-box>
        </draw:frame>
        <draw:custom-shape draw:style-name="gr16" draw:text-style-name="P9" xml:id="id36" draw:id="id36" draw:layer="layout" svg:width="2.774cm" svg:height="2.404cm" svg:x="16.994cm" svg:y="24.443cm">
          <text:p text:style-name="P1"><text:span text:style-name="T2">Radial End Point</text:span></text:p>
          <text:p text:style-name="P1"><text:span text:style-name="T3">RE</text:span></text:p>
          <text:p text:style-name="P1"/>
          <text:p text:style-name="P1"><text:span text:style-name="T5">ssr_radial_end_point.h</text:span></text:p>
          <text:p text:style-name="P1"><text:span text:style-name="T5">Class SsrRadialEndPoin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37" draw:id="id37" draw:layer="layout" svg:width="2.774cm" svg:height="2.404cm" svg:x="20.394cm" svg:y="24.443cm">
          <text:p text:style-name="P1"><text:span text:style-name="T2">Radial End Point</text:span></text:p>
          <text:p text:style-name="P1"><text:span text:style-name="T3">RE</text:span></text:p>
          <text:p text:style-name="P1"/>
          <text:p text:style-name="P1"><text:span text:style-name="T5">ssr_radial_end_point.h</text:span></text:p>
          <text:p text:style-name="P1"><text:span text:style-name="T5">Class SsrRadialEndPoin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35" draw:id="id35" draw:layer="layout" svg:width="2.774cm" svg:height="2.404cm" svg:x="30.594cm" svg:y="30.443cm">
          <text:p text:style-name="P1"><text:span text:style-name="T2">Radial End Point</text:span></text:p>
          <text:p text:style-name="P1"><text:span text:style-name="T3">RE</text:span></text:p>
          <text:p text:style-name="P1"/>
          <text:p text:style-name="P1"><text:span text:style-name="T5">ssr_radial_end_point.h</text:span></text:p>
          <text:p text:style-name="P1"><text:span text:style-name="T5">Class SsrRadialEndPoin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368cm" svg:y1="31.645cm" svg:x2="16.994cm" svg:y2="31.645cm" draw:start-shape="id26" draw:start-glue-point="1" draw:end-shape="id31" draw:end-glue-point="3" svg:d="M16368 31645h626" svg:viewBox="0 0 627 1">
          <text:p/>
        </draw:connector>
        <draw:connector draw:style-name="gr6" draw:text-style-name="P4" draw:layer="layout" svg:x1="19.768cm" svg:y1="31.645cm" svg:x2="20.394cm" svg:y2="31.645cm" draw:start-shape="id31" draw:start-glue-point="1" draw:end-shape="id32" draw:end-glue-point="3" svg:d="M19768 31645h626" svg:viewBox="0 0 627 1">
          <text:p/>
        </draw:connector>
        <draw:connector draw:style-name="gr6" draw:text-style-name="P4" draw:layer="layout" svg:x1="23.168cm" svg:y1="31.645cm" svg:x2="23.794cm" svg:y2="31.645cm" draw:start-shape="id32" draw:start-glue-point="1" draw:end-shape="id33" draw:end-glue-point="3" svg:d="M23168 31645h626" svg:viewBox="0 0 627 1">
          <text:p/>
        </draw:connector>
        <draw:connector draw:style-name="gr6" draw:text-style-name="P4" draw:layer="layout" svg:x1="26.568cm" svg:y1="31.645cm" svg:x2="27.194cm" svg:y2="31.645cm" draw:start-shape="id33" draw:start-glue-point="1" draw:end-shape="id34" draw:end-glue-point="3" svg:d="M26568 31645h626" svg:viewBox="0 0 627 1">
          <text:p/>
        </draw:connector>
        <draw:connector draw:style-name="gr6" draw:text-style-name="P4" draw:layer="layout" svg:x1="29.968cm" svg:y1="31.645cm" svg:x2="30.594cm" svg:y2="31.645cm" draw:start-shape="id34" draw:start-glue-point="1" draw:end-shape="id35" draw:end-glue-point="3" svg:d="M29968 31645h626" svg:viewBox="0 0 627 1">
          <text:p/>
        </draw:connector>
        <draw:connector draw:style-name="gr6" draw:text-style-name="P4" draw:layer="layout" svg:x1="33.368cm" svg:y1="31.645cm" svg:x2="34.028cm" svg:y2="31.645cm" draw:start-shape="id35" draw:start-glue-point="1" draw:end-shape="id27" draw:end-glue-point="3" svg:d="M33368 31645h660" svg:viewBox="0 0 661 1">
          <text:p/>
        </draw:connector>
        <draw:connector draw:style-name="gr6" draw:text-style-name="P4" draw:layer="layout" svg:x1="16.368cm" svg:y1="25.645cm" svg:x2="16.994cm" svg:y2="25.645cm" draw:start-shape="id29" draw:start-glue-point="1" draw:end-shape="id36" draw:end-glue-point="3" svg:d="M16368 25645h626" svg:viewBox="0 0 627 1">
          <text:p/>
        </draw:connector>
        <draw:connector draw:style-name="gr6" draw:text-style-name="P4" draw:layer="layout" svg:x1="19.768cm" svg:y1="25.645cm" svg:x2="20.394cm" svg:y2="25.645cm" draw:start-shape="id36" draw:start-glue-point="1" draw:end-shape="id37" draw:end-glue-point="3" svg:d="M19768 25645h626" svg:viewBox="0 0 627 1">
          <text:p/>
        </draw:connector>
        <draw:connector draw:style-name="gr6" draw:text-style-name="P4" draw:layer="layout" svg:x1="23.168cm" svg:y1="25.645cm" svg:x2="23.828cm" svg:y2="25.645cm" draw:start-shape="id37" draw:start-glue-point="1" draw:end-shape="id30" draw:end-glue-point="3" svg:d="M23168 25645h660" svg:viewBox="0 0 661 1">
          <text:p/>
        </draw:connector>
        <draw:custom-shape draw:style-name="gr8" draw:text-style-name="P2" xml:id="id45" draw:id="id45" draw:layer="layout" svg:width="2.676cm" svg:height="2.46cm" svg:x="27.81cm" svg:y="24.517cm">
          <text:p text:style-name="P1"><text:span text:style-name="T2">Forward 2</text:span></text:p>
          <text:p text:style-name="P1"><text:span text:style-name="T3">FW(10)</text:span></text:p>
          <text:p text:style-name="P1"><text:span text:style-name="T4"/></text:p>
          <text:p text:style-name="P1"><text:span text:style-name="T5">st_rotate_3.h</text:span></text:p>
          <text:p text:style-name="P1"><text:span text:style-name="T5">Class StRotate3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38" draw:id="id38" draw:layer="layout" svg:width="2.609cm" svg:height="2.624cm" svg:x="38.267cm" svg:y="30.414cm">
          <text:p text:style-name="P1"><text:span text:style-name="T2">Rotate 6</text:span></text:p>
          <text:p text:style-name="P1"><text:span text:style-name="T3">RD1(720)</text:span></text:p>
          <text:p text:style-name="P1"><text:span text:style-name="T4"/></text:p>
          <text:p text:style-name="P1"><text:span text:style-name="T5">st_rotate_4.h</text:span></text:p>
          <text:p text:style-name="P1"><text:span text:style-name="T5">Class StRotate4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9" draw:id="id39" draw:layer="layout" svg:width="2.19cm" svg:height="2.624cm" svg:x="41.434cm" svg:y="30.414cm">
          <text:p text:style-name="P1"><text:span text:style-name="T2">Reverse 3</text:span></text:p>
          <text:p text:style-name="P1"><text:span text:style-name="T3">RV(50)</text:span></text:p>
          <text:p text:style-name="P1"><text:span text:style-name="T4"/></text:p>
          <text:p text:style-name="P1"><text:span text:style-name="T5">st_reverse_2.h</text:span></text:p>
          <text:p text:style-name="P1"><text:span text:style-name="T5">Class StReverse2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40" draw:id="id40" draw:layer="layout" svg:width="3.542cm" svg:height="2.624cm" svg:x="44.154cm" svg:y="30.414cm">
          <text:p text:style-name="P1"><text:span text:style-name="T2">Navigate to Waypoint 1</text:span></text:p>
          <text:p text:style-name="P1"><text:span text:style-name="T3">NW1(0,0)</text:span></text:p>
          <text:p text:style-name="P1"><text:span text:style-name="T4"/></text:p>
          <text:p text:style-name="P1"><text:span text:style-name="T5">st_navigate_to_waypoint_1.h</text:span></text:p>
          <text:p text:style-name="P1"><text:span text:style-name="T5">Class StNavigateToWaypoint1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0.876cm" svg:y1="31.726cm" svg:x2="41.434cm" svg:y2="31.726cm" draw:start-shape="id38" draw:start-glue-point="1" draw:end-shape="id39" draw:end-glue-point="3" svg:d="M40876 31726h558" svg:viewBox="0 0 559 1">
          <text:p/>
        </draw:connector>
        <draw:connector draw:style-name="gr6" draw:text-style-name="P4" draw:layer="layout" svg:x1="43.624cm" svg:y1="31.726cm" svg:x2="44.154cm" svg:y2="31.726cm" draw:start-shape="id39" draw:start-glue-point="1" draw:end-shape="id40" draw:end-glue-point="3" svg:d="M43624 31726h530" svg:viewBox="0 0 531 1">
          <text:p/>
        </draw:connector>
        <draw:custom-shape draw:style-name="gr23" draw:text-style-name="P11" xml:id="id41" draw:id="id41" draw:layer="layout" svg:width="1.578cm" svg:height="1.368cm" svg:x="47.034cm" svg:y="28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47.696cm" svg:y1="31.726cm" svg:x2="48.612cm" svg:y2="28.797cm" draw:start-shape="id40" draw:start-glue-point="1" draw:end-shape="id41" draw:end-glue-point="10" svg:d="M47696 31726h1418v-2929h-502" svg:viewBox="0 0 1419 2930">
          <text:p/>
        </draw:connector>
        <draw:connector draw:style-name="gr6" draw:text-style-name="P4" draw:layer="layout" svg:x1="37.614cm" svg:y1="31.742cm" svg:x2="38.267cm" svg:y2="31.726cm" draw:start-shape="id42" draw:start-glue-point="1" draw:end-shape="id38" draw:end-glue-point="3" svg:d="M37614 31742h351v-16h302" svg:viewBox="0 0 654 17">
          <text:p/>
        </draw:connector>
        <draw:frame draw:style-name="gr24" draw:text-style-name="P12" draw:layer="layout" svg:width="1.765cm" svg:height="1.673cm" svg:x="46.994cm" svg:y="27.018cm">
          <draw:text-box>
            <text:p><text:span text:style-name="T4">End</text:span></text:p>
          </draw:text-box>
        </draw:frame>
        <draw:connector draw:style-name="gr6" draw:text-style-name="P4" draw:layer="layout" draw:line-skew="5.447cm -2.851cm" svg:x1="25.824cm" svg:y1="19.625cm" svg:x2="7.152cm" svg:y2="6.655cm" draw:start-shape="id7" draw:start-glue-point="1" draw:end-shape="id9" draw:end-glue-point="0" svg:d="M25824 19625h5948v-16323h-24620v3353" svg:viewBox="0 0 24621 16324">
          <text:p/>
        </draw:connector>
        <draw:connector draw:style-name="gr6" draw:text-style-name="P4" draw:layer="layout" draw:line-skew="0cm -3.105cm" svg:x1="33.422cm" svg:y1="25.747cm" svg:x2="7.152cm" svg:y2="6.655cm" draw:start-shape="id43" draw:start-glue-point="1" draw:end-shape="id9" draw:end-glue-point="0" svg:d="M33422 25747h501v-22699h-26771v3607" svg:viewBox="0 0 26772 22700">
          <text:p/>
        </draw:connector>
        <draw:connector draw:style-name="gr6" draw:text-style-name="P4" draw:layer="layout" svg:x1="8.92cm" svg:y1="7.832cm" svg:x2="10.235cm" svg:y2="25.742cm" draw:start-shape="id9" draw:start-glue-point="1" draw:end-shape="id44" draw:end-glue-point="3" svg:d="M8920 7832h632v17910h683" svg:viewBox="0 0 1316 17911">
          <text:p/>
        </draw:connector>
        <draw:custom-shape draw:style-name="gr7" draw:text-style-name="P2" xml:id="id43" draw:id="id43" draw:layer="layout" svg:width="2.326cm" svg:height="2.615cm" svg:x="31.096cm" svg:y="24.44cm">
          <text:p text:style-name="P1"><text:span text:style-name="T2">Rotate 5</text:span></text:p>
          <text:p text:style-name="P1"><text:span text:style-name="T3">RD1(4</text:span><text:span text:style-name="T3">5)</text:span></text:p>
          <text:p text:style-name="P1"><text:span text:style-name="T4"/></text:p>
          <text:p text:style-name="P1"><text:span text:style-name="T5">st_reverse_1.h</text:span></text:p>
          <text:p text:style-name="P1"><text:span text:style-name="T5">Class StReverse1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7.2cm" svg:y1="25.742cm" svg:x2="27.81cm" svg:y2="25.747cm" draw:start-shape="id44" draw:start-glue-point="1" draw:end-shape="id45" draw:end-glue-point="3" svg:d="M27200 25742h330v5h280" svg:viewBox="0 0 611 6">
          <text:p/>
        </draw:connector>
        <draw:connector draw:style-name="gr6" draw:text-style-name="P4" draw:layer="layout" svg:x1="30.486cm" svg:y1="25.747cm" svg:x2="31.096cm" svg:y2="25.747cm" draw:start-shape="id45" draw:start-glue-point="1" draw:end-shape="id43" draw:end-glue-point="3" svg:d="M30486 25747h610" svg:viewBox="0 0 611 1">
          <text:p/>
        </draw:connector>
        <draw:connector draw:style-name="gr6" draw:text-style-name="P4" draw:layer="layout" svg:x1="8.92cm" svg:y1="7.832cm" svg:x2="10.235cm" svg:y2="31.742cm" draw:start-shape="id9" draw:start-glue-point="1" draw:end-shape="id42" draw:end-glue-point="3" svg:d="M8920 7832h632v23910h683" svg:viewBox="0 0 1316 23911">
          <text:p/>
        </draw:connector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9cm" fo:margin-bottom="0cm" fo:text-indent="0cm"/>
      <style:text-properties fo:font-size="2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7cm" fo:margin-bottom="0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4cm" fo:margin-bottom="0cm" fo:text-indent="0cm"/>
      <style:text-properties fo:font-size="20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1cm" fo:margin-bottom="0cm" fo:text-indent="0cm"/>
      <style:text-properties fo:font-size="20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4cm" fo:page-height="60.9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2.229cm" svg:x="1cm" svg:y="4.806cm"/>
      <draw:page-thumbnail draw:layer="backgroundobjects" svg:width="9.294cm" svg:height="2.229cm" svg:x="1cm" svg:y="12.854cm"/>
      <draw:page-thumbnail draw:layer="backgroundobjects" svg:width="9.294cm" svg:height="2.229cm" svg:x="1cm" svg:y="20.902cm"/>
      <draw:page-thumbnail draw:layer="backgroundobjects" svg:width="9.294cm" svg:height="2.229cm" svg:x="11.295cm" svg:y="4.806cm"/>
      <draw:page-thumbnail draw:layer="backgroundobjects" svg:width="9.294cm" svg:height="2.229cm" svg:x="11.295cm" svg:y="12.854cm"/>
      <draw:page-thumbnail draw:layer="backgroundobjects" svg:width="9.294cm" svg:height="2.229cm" svg:x="11.295cm" svg:y="20.902cm"/>
    </style:handout-master>
    <style:master-page style:name="Default" style:page-layout-name="PM1" draw:style-name="Mdp1">
      <draw:frame presentation:style-name="Default-title" draw:layer="backgroundobjects" svg:width="32.003cm" svg:height="3.605cm" svg:x="1.778cm" svg:y="0.86cm" presentation:class="title" presentation:placeholder="true">
        <draw:text-box/>
      </draw:frame>
      <draw:frame presentation:style-name="Default-outline1" draw:layer="backgroundobjects" svg:width="32.003cm" svg:height="12.521cm" svg:x="1.778cm" svg:y="5.051cm" presentation:class="outline" presentation:placeholder="true">
        <draw:text-box/>
      </draw:frame>
      <draw:frame presentation:style-name="Mpr1" draw:text-style-name="MP2" draw:layer="backgroundobjects" svg:width="8.284cm" svg:height="1.489cm" svg:x="1.778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489cm" svg:x="12.161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4cm" svg:height="1.489cm" svg:x="25.495cm" svg:y="19.66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10:35:30.688227069</meta:creation-date>
    <dc:date>2019-09-26T11:42:44.696755290</dc:date>
    <meta:editing-duration>P3DT17H35M38S</meta:editing-duration>
    <meta:editing-cycles>49</meta:editing-cycles>
    <meta:generator>LibreOffice/5.1.6.2$Linux_X86_64 LibreOffice_project/10m0$Build-2</meta:generator>
    <meta:print-date>2019-08-27T18:08:28.446059601</meta:print-date>
    <meta:document-statistic meta:object-count="131"/>
  </office:meta>
</office:document-meta>
</file>